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0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erarten</text:p>
          </draw:text-box>
        </draw:frame>
        <draw:frame draw:style-name="gr1" draw:text-style-name="P2" draw:layer="layout" svg:width="22.8cm" svg:height="12.26cm" svg:x="1cm" svg:y="4.34cm">
          <draw:text-box>
            <text:p text:style-name="P1"><text:span text:style-name="T1"><text:a xlink:href="https://www.tierchenwelt.de/tierarten/saeugetiere.html" xlink:type="simple">Säugetiere</text:a></text:span><text:span text:style-name="T1"><text:s/>sind Wirbeltiere mit Haaren und fast immer vier Beinen.</text:span></text:p>
            <text:p text:style-name="P1"><text:span text:style-name="T1"><text:a xlink:href="https://www.tierchenwelt.de/tierarten/voegel.html" xlink:type="simple">Vögel</text:a></text:span><text:span text:style-name="T1"><text:s/>sind Wirbeltiere, die Eier legen und Federn sowie einen Schnabel besitzen.</text:span></text:p>
            <text:p text:style-name="P1"><text:span text:style-name="T1"><text:a xlink:href="https://www.tierchenwelt.de/tierarten/amphibien-und-reptilien.html" xlink:type="simple">Amphibien</text:a></text:span><text:span text:style-name="T1"><text:s/>sind wechselwarme Wirbeltiere, die an Land und im Wasser leben.</text:span></text:p>
            <text:p text:style-name="P1"><text:span text:style-name="T1"><text:a xlink:href="https://www.tierchenwelt.de/tierarten/amphibien-und-reptilien.html" xlink:type="simple">Reptilien</text:a></text:span><text:span text:style-name="T1"><text:s/>sind wechselwarme Wirbeltiere, die sich kriechend fortbewegen.</text:span></text:p>
            <text:p text:style-name="P1"><text:span text:style-name="T1"><text:a xlink:href="https://www.tierchenwelt.de/tierarten/fische.html" xlink:type="simple">Fische</text:a></text:span><text:span text:style-name="T1"><text:s/>sind Wirbeltiere, die Eier legen, im Wasser leben und mit Kiemen atmen.</text:span></text:p>
            <text:p text:style-name="P1"><text:span text:style-name="T1"><text:a xlink:href="https://www.tierchenwelt.de/tierarten/insekten-und-spinnen.html" xlink:type="simple">Insekten</text:a></text:span><text:span text:style-name="T1"><text:s/>sind wirbellose Tiere, die ein Exoskelett (Chitin-Panzer) besitzen.</text:span></text:p>
            <text:p text:style-name="P1"><text:span text:style-name="T1"><text:a xlink:href="https://www.tierchenwelt.de/tierarten/insekten-und-spinnen.html" xlink:type="simple">Spinnentiere</text:a></text:span><text:span text:style-name="T1"><text:s/>sind wirbellose Tiere mit acht Beinen.</text:span></text:p>
            <text:p text:style-name="P1"><text:span text:style-name="T1"><text:a xlink:href="https://www.tierchenwelt.de/tierarten/wirbellose.html" xlink:type="simple">Wirbellose</text:a></text:span><text:span text:style-name="T1"><text:s/>sind Weichtiere, Krebstiere, Schwämme und Würmer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4T11:04:32.043053088</meta:creation-date>
    <dc:date>2025-01-14T11:05:17.559200169</dc:date>
    <meta:editing-duration>PT46S</meta:editing-duration>
    <meta:editing-cycles>1</meta:editing-cycles>
    <meta:generator>LibreOffice/6.4.7.2$Linux_X86_64 LibreOffice_project/40$Build-2</meta:generator>
    <meta:document-statistic meta:object-count="25"/>
  </office:meta>
</office:document-meta>
</file>